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5in" table:align="margins" style:may-break-between-rows="false" style:writing-mode="lr-tb"/>
    </style:style>
    <style:style style:name="Table4.A" style:family="table-column">
      <style:table-column-properties style:column-width="1.8361in" style:rel-column-width="18513*"/>
    </style:style>
    <style:style style:name="Table4.B" style:family="table-column">
      <style:table-column-properties style:column-width="0.4354in" style:rel-column-width="4390*"/>
    </style:style>
    <style:style style:name="Table4.C" style:family="table-column">
      <style:table-column-properties style:column-width="0.5326in" style:rel-column-width="5369*"/>
    </style:style>
    <style:style style:name="Table4.D" style:family="table-column">
      <style:table-column-properties style:column-width="0.8444in" style:rel-column-width="8517*"/>
    </style:style>
    <style:style style:name="Table4.E" style:family="table-column">
      <style:table-column-properties style:column-width="1.1667in" style:rel-column-width="11763*"/>
    </style:style>
    <style:style style:name="Table4.F" style:family="table-column">
      <style:table-column-properties style:column-width="1.6847in" style:rel-column-width="16983*"/>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may-break-between-rows="false" style:writing-mode="lr-tb"/>
    </style:style>
    <style:style style:name="Table2.A" style:family="table-column">
      <style:table-column-properties style:column-width="1.8361in" style:rel-column-width="18513*"/>
    </style:style>
    <style:style style:name="Table2.B" style:family="table-column">
      <style:table-column-properties style:column-width="0.4354in" style:rel-column-width="4390*"/>
    </style:style>
    <style:style style:name="Table2.C" style:family="table-column">
      <style:table-column-properties style:column-width="0.5326in" style:rel-column-width="5369*"/>
    </style:style>
    <style:style style:name="Table2.D" style:family="table-column">
      <style:table-column-properties style:column-width="0.8444in" style:rel-column-width="8517*"/>
    </style:style>
    <style:style style:name="Table2.E" style:family="table-column">
      <style:table-column-properties style:column-width="1.1667in" style:rel-column-width="11763*"/>
    </style:style>
    <style:style style:name="Table2.F" style:family="table-column">
      <style:table-column-properties style:column-width="1.6847in" style:rel-column-width="16983*"/>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text-properties style:text-underline-style="non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Heading_20_1" style:master-page-name="First_20_Page">
      <style:paragraph-properties style:page-number="auto"/>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none"/>
    </style:style>
    <style:style style:name="T5" style:family="text">
      <style:text-properties style:use-window-font-color="true" style:font-name="Times New Roman" fo:font-size="12pt" fo:language="en" fo:country="US" style:text-underline-style="none" style:font-name-asian="Times New Roman" style:font-size-asian="18pt" style:font-name-complex="Times New Roman" style:font-size-complex="12pt" style:language-complex="ar" style:country-complex="SA" style:font-weight-complex="bold"/>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P9">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9"/>
      <text:p text:style-name="P9">See the larger description in the ACDI TN, which should be copied here too. <text:s/>But note that SNII they can exist independently of whether ACDI is present in the node or not.</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Cross-link to ACDI is important. </text:p>
      <text:h text:style-name="Heading_20_2" text:outline-level="2">Messages</text:h>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text:s/></text:p>
          </table:table-cell>
          <table:table-cell table:style-name="Table4.A1" office:value-type="string">
            <text:p text:style-name="P11">Common</text:p>
            <text:p text:style-name="P11">MTI</text:p>
          </table:table-cell>
          <table:table-cell table:style-name="Table4.A1" office:value-type="string">
            <text:p text:style-name="P11">CAN format</text:p>
          </table:table-cell>
          <table:table-cell table:style-name="Table4.F1" office:value-type="string">
            <text:p text:style-name="P11">Data Content</text:p>
          </table:table-cell>
        </table:table-row>
        <table:table-row>
          <table:table-cell table:style-name="Table4.A2" office:value-type="string">
            <text:p text:style-name="P12">Simple Node Information Request</text:p>
          </table:table-cell>
          <table:table-cell table:style-name="Table4.A2" office:value-type="string">
            <text:p text:style-name="P12">Y</text:p>
          </table:table-cell>
          <table:table-cell table:style-name="Table4.A2" office:value-type="string">
            <text:p text:style-name="P12"/>
          </table:table-cell>
          <table:table-cell table:style-name="Table4.A2" office:value-type="string">
            <text:p text:style-name="P12">0x3520</text:p>
          </table:table-cell>
          <table:table-cell table:style-name="Table4.A2" office:value-type="string">
            <text:p text:style-name="P12">0x1Edd,dsss 52</text:p>
          </table:table-cell>
          <table:table-cell table:style-name="Table4.F2" office:value-type="string">
            <text:p text:style-name="P12"/>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
          </table:table-cell>
          <table:table-cell table:style-name="Table2.A1" office:value-type="string">
            <text:p text:style-name="P11">Common</text:p>
            <text:p text:style-name="P11">MTI</text:p>
          </table:table-cell>
          <table:table-cell table:style-name="Table2.A1" office:value-type="string">
            <text:p text:style-name="P11">CAN format</text:p>
          </table:table-cell>
          <table:table-cell table:style-name="Table2.F1" office:value-type="string">
            <text:p text:style-name="P11">Data Content</text:p>
          </table:table-cell>
        </table:table-row>
        <table:table-row>
          <table:table-cell table:style-name="Table2.A2" office:value-type="string">
            <text:p text:style-name="P12">Simple Node Information Reply</text:p>
          </table:table-cell>
          <table:table-cell table:style-name="Table2.A2" office:value-type="string">
            <text:p text:style-name="P12">Y</text:p>
          </table:table-cell>
          <table:table-cell table:style-name="Table2.A2" office:value-type="string">
            <text:p text:style-name="P12"/>
          </table:table-cell>
          <table:table-cell table:style-name="Table2.A2" office:value-type="string">
            <text:p text:style-name="P12">0x3530</text:p>
          </table:table-cell>
          <table:table-cell table:style-name="Table2.A2" office:value-type="string">
            <text:p text:style-name="P12">0x1Edd,dsss 53</text:p>
          </table:table-cell>
          <table:table-cell table:style-name="Table2.F2" office:value-type="string">
            <text:p text:style-name="P12">Content, see below</text:p>
          </table:table-cell>
        </table:table-row>
      </table:table>
      <text:p text:style-name="Standard"><text:soft-page-break/></text:p>
      <text:p text:style-name="Standard">The Simple Node Information Reply message(s) carry a stream of bytes:</text:p>
      <text:list xml:id="list6597549860153045333" text:style-name="L1">
        <text:list-item>
          <text:p text:style-name="P15">The byte 1 to indicate the version of the following content</text:p>
        </text:list-item>
        <text:list-item>
          <text:p text:style-name="P15">A null-terminated string for manufacturer name of no more than 41 bytes including terminating null.</text:p>
        </text:list-item>
        <text:list-item>
          <text:p text:style-name="P15">A null-terminated string for node model name of no more than 41 bytes including terminating null.</text:p>
        </text:list-item>
        <text:list-item>
          <text:p text:style-name="P15">A null-terminated string for node hardware version of no more than 21 bytes including terminating null.</text:p>
        </text:list-item>
        <text:list-item>
          <text:p text:style-name="P15">A null-terminated string for node software version of no more than 21 bytes including terminating null.</text:p>
        </text:list-item>
        <text:list-item>
          <text:p text:style-name="P15">The byte 1 to indicate the version of the following content</text:p>
        </text:list-item>
        <text:list-item>
          <text:p text:style-name="P15">A null-terminated string for user-provided node name of no more than 63 bytes including terminating null.</text:p>
        </text:list-item>
        <text:list-item>
          <text:p text:style-name="P15">A null-terminated string for user-provided node description of no more than 64 bytes including terminating null.</text:p>
        </text:list-item>
      </text:list>
      <text:p text:style-name="Standard">Note that the total length, including version numbers and nulls, must be less than 253 byte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information, it shall send an Optional Interaction Rejected with an appropriate error code.</text:p>
      <text:p text:style-name="Standard">It's recommended that the rejection message have the temporary-error bit set, so that the node sending the original request will retry it.</text:p>
      <text:h text:style-name="Heading_20_1" text:outline-level="1">Draft notes</text:h>
      <text:p text:style-name="P9"><text:span text:style-name="T4">Handling a second request while sending </text:span><text:span text:style-name="T5">the</text:span><text:span text:style-name="T4"> first: If they can't be queued for later (immediate) processing, the node can reply with OptionalInteractionRejected message that indicates the issue is temporary, and that the request should be retried if the information is still desired. <text:s/></text:span></text:p>
      <text:p text:style-name="P10"/>
      <text:p text:style-name="P10">(Setting of the first/last bits to make it a message; “because this version of the specification predates the use of first/last bits”, nodes initiating a transfer must be able to handle a series of reply messages)</text:p>
      <text:p text:style-name="P10"/>
      <text:p text:style-name="P10">Do nodes sending the response need to be able to resend it in response to a TerminateDueToError? <text:s/>This might be needed is e.g. a gateway gets congested while merging frames.</text:p>
      <text:p text:style-name="P10"/>
      <text:p text:style-name="P10">The information returned is intended to be considered static: <text:s/>A node may request it and never have to request it again, because it won't change. <text:s/>But the user might change the user-provided node name. <text:s/><text:soft-page-break/>How will other nodes know to do a SNII request? <text:s/>They don't. <text:s/>Configuration tools could force themselves to reacquire the data, but there's no global notification of the change. <text:s/>(Allowing the node to only change on reset would fix that, because we could have SNII users re-request the info when they see the reset.)</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tandard<text:tab/>1</text:p>
          <text:p text:style-name="P14"><text:s/>2.1 Introduction<text:tab/>1</text:p>
          <text:p text:style-name="P14"><text:s/>2.2 Intended Use<text:tab/>1</text:p>
          <text:p text:style-name="P14"><text:s/>2.3 Reference and Context<text:tab/>1</text:p>
          <text:p text:style-name="P14"><text:s/>2.4 Messages<text:tab/>1</text:p>
          <text:p text:style-name="P14"><text:s/>2.5 Interactions<text:tab/>2</text:p>
          <text:p text:style-name="P13"><text:s/>3 Draft notes<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Simple Node Information Protocol Technical Note</text:p>
      </style:header>
      <style:footer>
        <text:tracked-changes>
          <text:changed-region xml:id="ct609567408" text:id="ct609567408">
            <text:insertion>
              <office:change-info>
                <dc:creator>Bob Jacobsen</dc:creator>
                <dc:date>2013-02-06T22:33:00</dc:date>
              </office:change-info>
            </text:insertion>
          </text:changed-region>
          <text:changed-region xml:id="ct1322803104" text:id="ct1322803104">
            <text:deletion>
              <office:change-info>
                <dc:creator>Bob Jacobsen</dc:creator>
                <dc:date>2013-02-06T22:33:00</dc:date>
              </office:change-info>
              <text:p text:style-name="MP4"><text:span text:style-name="Page_20_Number"><text:span text:style-name="MT2"><text:date style:data-style-name="N75" text:date-value="2013-02-06T22:33:12.99">Feb 6, 2013</text:date></text:span></text:span></text:p>
            </text:dele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change-start text:change-id="ct609567408"/><text:span text:style-name="Page_20_Number"><text:span text:style-name="MT2"><text:date style:data-style-name="N75" text:date-value="2013-02-06T22:33:12.99">Feb 6, 2013</text:date></text:span></text:span><text:change-end text:change-id="ct609567408"/><text:change text:change-id="ct132280310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Node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3:12.99">Feb 6, 2013</text:date></text:p>
            </table:table-cell>
            <table:table-cell table:style-name="Table1.C1" office:value-type="string">
              <text:p text:style-name="MP7">Preliminary</text:p>
            </table:table-cell>
          </table:table-row>
        </table:table>
        <text:p text:style-name="Header"/>
      </style:header>
      <style:footer>
        <text:tracked-changes>
          <text:changed-region xml:id="ct1322832656" text:id="ct1322832656">
            <text:insertion>
              <office:change-info>
                <dc:creator>Bob Jacobsen</dc:creator>
                <dc:date>2013-02-06T22:33:00</dc:date>
              </office:change-info>
            </text:insertion>
          </text:changed-region>
          <text:changed-region xml:id="ct1116361696" text:id="ct1116361696">
            <text:deletion>
              <office:change-info>
                <dc:creator>Bob Jacobsen</dc:creator>
                <dc:date>2013-02-06T22:33:00</dc:date>
              </office:change-info>
              <text:p text:style-name="MP8"><text:span text:style-name="Page_20_Number"><text:span text:style-name="MT4"><text:date style:data-style-name="N75" text:date-value="2013-02-06T22:33:12.99">Feb 6, 2013</text:date></text:span></text:span></text:p>
            </text:dele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change-start text:change-id="ct1322832656"/><text:span text:style-name="Page_20_Number"><text:span text:style-name="MT2"><text:date style:data-style-name="N75" text:date-value="2013-02-06T22:33:12.99">Feb 6, 2013</text:date></text:span></text:span><text:change-end text:change-id="ct1322832656"/><text:change text:change-id="ct1116361696"/></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5</meta:editing-cycles>
    <meta:editing-duration>PT14H21M51S</meta:editing-duration>
    <meta:generator>OpenOffice.org/3.4.1$Unix OpenOffice.org_project/341m1$Build-9593</meta:generator>
    <dc:date>2013-02-06T22:33:13</dc:date>
    <dc:creator>Bob Jacobsen</dc:creator>
    <meta:document-statistic meta:table-count="3" meta:image-count="1" meta:object-count="0" meta:page-count="3" meta:paragraph-count="69" meta:word-count="679" meta:character-count="4073"/>
    <meta:user-defined meta:name="Info 1"/>
    <meta:user-defined meta:name="Info 2"/>
    <meta:user-defined meta:name="Info 3"/>
    <meta:user-defined meta:name="Info 4"/>
  </office:meta>
</office:document-meta>
</file>